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ineal" table:style-name="ta1">
        <table:table-column table:style-name="co1" table:number-columns-repeated="4" table:default-cell-style-name="ce1"/>
        <table:table-column table:style-name="co1" table:number-columns-repeated="4" table:default-cell-style-name="Default"/>
        <table:table-row table:style-name="ro1">
          <table:table-cell table:style-name="Default"/>
          <table:table-cell table:style-name="ce2" office:value-type="string" calcext:value-type="string" table:number-columns-spanned="4" table:number-rows-spanned="1">
            <text:p>Tiempo</text:p>
          </table:table-cell>
          <table:covered-table-cell table:number-columns-repeated="2" table:style-name="Default"/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Prueba 1</text:p>
          </table:table-cell>
          <table:table-cell office:value-type="string" calcext:value-type="string">
            <text:p>Prueba 2</text:p>
          </table:table-cell>
          <table:table-cell office:value-type="string" calcext:value-type="string">
            <text:p>Prueba 3</text:p>
          </table:table-cell>
          <table:table-cell table:style-name="ce1" office:value-type="string" calcext:value-type="string">
            <text:p>Media</text:p>
          </table:table-cell>
          <table:table-cell table:number-columns-repeated="2"/>
          <table:table-cell>
            <draw:frame draw:z-index="0" draw:style-name="gr1" draw:text-style-name="P1" svg:width="15.997cm" svg:height="9.748cm" svg:x="0.001cm" svg:y="0cm">
              <draw:object draw:notify-on-update-of-ranges="Lineal.A2:Lineal.A2 Lineal.A3:Lineal.A23 Lineal.B2:Lineal.B2 Lineal.B3:Lineal.B23 Lineal.C2:Lineal.C2 Lineal.C3:Lineal.C23 Lineal.D2:Lineal.D2 Lineal.D3:Lineal.D23 Lineal.E2:Lineal.E2 Lineal.E3:Lineal.E2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number-columns-repeated="7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number-columns-repeated="7"/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number-columns-repeated="7"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number-columns-repeated="7"/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number-columns-repeated="7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number-columns-repeated="7"/>
        </table:table-row>
        <table:table-row table:style-name="ro1">
          <table:table-cell office:value-type="float" office:value="45000" calcext:value-type="float">
            <text:p>45000</text:p>
          </table:table-cell>
          <table:table-cell table:number-columns-repeated="7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number-columns-repeated="7"/>
        </table:table-row>
        <table:table-row table:style-name="ro1">
          <table:table-cell office:value-type="float" office:value="55000" calcext:value-type="float">
            <text:p>55000</text:p>
          </table:table-cell>
          <table:table-cell table:number-columns-repeated="7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number-columns-repeated="7"/>
        </table:table-row>
        <table:table-row table:style-name="ro1">
          <table:table-cell office:value-type="float" office:value="65000" calcext:value-type="float">
            <text:p>65000</text:p>
          </table:table-cell>
          <table:table-cell table:number-columns-repeated="7"/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number-columns-repeated="7"/>
        </table:table-row>
        <table:table-row table:style-name="ro1">
          <table:table-cell office:value-type="float" office:value="75000" calcext:value-type="float">
            <text:p>75000</text:p>
          </table:table-cell>
          <table:table-cell table:number-columns-repeated="7"/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number-columns-repeated="7"/>
        </table:table-row>
        <table:table-row table:style-name="ro1">
          <table:table-cell office:value-type="float" office:value="85000" calcext:value-type="float">
            <text:p>85000</text:p>
          </table:table-cell>
          <table:table-cell table:number-columns-repeated="7"/>
        </table:table-row>
        <table:table-row table:style-name="ro1">
          <table:table-cell office:value-type="float" office:value="90000" calcext:value-type="float">
            <text:p>90000</text:p>
          </table:table-cell>
          <table:table-cell table:number-columns-repeated="7"/>
        </table:table-row>
        <table:table-row table:style-name="ro1">
          <table:table-cell office:value-type="float" office:value="95000" calcext:value-type="float">
            <text:p>95000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number-columns-repeated="7"/>
        </table:table-row>
      </table:table>
      <table:table table:name="Binaria-Iterativa" table:style-name="ta1">
        <table:table-column table:style-name="co1" table:number-columns-repeated="4" table:default-cell-style-name="ce1"/>
        <table:table-column table:style-name="co1" table:number-columns-repeated="3" table:default-cell-style-name="Default"/>
        <table:table-row table:style-name="ro1">
          <table:table-cell table:style-name="Default"/>
          <table:table-cell table:style-name="ce2" office:value-type="string" calcext:value-type="string" table:number-columns-spanned="4" table:number-rows-spanned="1">
            <text:p>Tiempo</text:p>
          </table:table-cell>
          <table:covered-table-cell table:number-columns-repeated="2" table:style-name="Default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Prueba 1</text:p>
          </table:table-cell>
          <table:table-cell office:value-type="string" calcext:value-type="string">
            <text:p>Prueba 2</text:p>
          </table:table-cell>
          <table:table-cell office:value-type="string" calcext:value-type="string">
            <text:p>Prueba 3</text:p>
          </table:table-cell>
          <table:table-cell table:style-name="ce1" office:value-type="string" calcext:value-type="string">
            <text:p>Media</text:p>
          </table:table-cell>
          <table:table-cell/>
          <table:table-cell>
            <draw:frame draw:z-index="0" draw:style-name="gr1" draw:text-style-name="P1" svg:width="15.997cm" svg:height="9.748cm" svg:x="1.901cm" svg:y="0.106cm">
              <draw:object draw:notify-on-update-of-ranges="'Binaria-Iterativa'.A2:'Binaria-Iterativa'.A2 'Binaria-Iterativa'.A3:'Binaria-Iterativa'.A23 'Binaria-Iterativa'.B2:'Binaria-Iterativa'.B2 'Binaria-Iterativa'.B3:'Binaria-Iterativa'.B23 'Binaria-Iterativa'.C2:'Binaria-Iterativa'.C2 'Binaria-Iterativa'.C3:'Binaria-Iterativa'.C23 'Binaria-Iterativa'.D2:'Binaria-Iterativa'.D2 'Binaria-Iterativa'.D3:'Binaria-Iterativa'.D23 'Binaria-Iterativa'.E2:'Binaria-Iterativa'.E2 'Binaria-Iterativa'.E3:'Binaria-Iterativa'.E2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number-columns-repeated="6"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number-columns-repeated="6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1"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">
          <table:table-cell office:value-type="float" office:value="55000" calcext:value-type="float">
            <text:p>55000</text:p>
          </table:table-cell>
          <table:table-cell table:number-columns-repeated="6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number-columns-repeated="6"/>
        </table:table-row>
        <table:table-row table:style-name="ro1">
          <table:table-cell office:value-type="float" office:value="65000" calcext:value-type="float">
            <text:p>65000</text:p>
          </table:table-cell>
          <table:table-cell table:number-columns-repeated="6"/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">
          <table:table-cell office:value-type="float" office:value="75000" calcext:value-type="float">
            <text:p>75000</text:p>
          </table:table-cell>
          <table:table-cell table:number-columns-repeated="6"/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number-columns-repeated="6"/>
        </table:table-row>
        <table:table-row table:style-name="ro1">
          <table:table-cell office:value-type="float" office:value="85000" calcext:value-type="float">
            <text:p>85000</text:p>
          </table:table-cell>
          <table:table-cell table:number-columns-repeated="6"/>
        </table:table-row>
        <table:table-row table:style-name="ro1">
          <table:table-cell office:value-type="float" office:value="90000" calcext:value-type="float">
            <text:p>90000</text:p>
          </table:table-cell>
          <table:table-cell table:number-columns-repeated="6"/>
        </table:table-row>
        <table:table-row table:style-name="ro1">
          <table:table-cell office:value-type="float" office:value="95000" calcext:value-type="float">
            <text:p>95000</text:p>
          </table:table-cell>
          <table:table-cell table:number-columns-repeated="6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number-columns-repeated="6"/>
        </table:table-row>
      </table:table>
      <table:table table:name="Binaria-Recursiva" table:style-name="ta1">
        <table:table-column table:style-name="co1" table:number-columns-repeated="4" table:default-cell-style-name="ce1"/>
        <table:table-column table:style-name="co1" table:number-columns-repeated="3" table:default-cell-style-name="Default"/>
        <table:table-row table:style-name="ro1">
          <table:table-cell table:style-name="Default"/>
          <table:table-cell table:style-name="ce2" office:value-type="string" calcext:value-type="string" table:number-columns-spanned="4" table:number-rows-spanned="1">
            <text:p>Tiempo</text:p>
          </table:table-cell>
          <table:covered-table-cell table:number-columns-repeated="2" table:style-name="Default"/>
          <table:covered-table-cell/>
          <table:table-cell/>
          <table:table-cell>
            <draw:frame draw:z-index="0" draw:style-name="gr1" draw:text-style-name="P1" svg:width="15.997cm" svg:height="9.748cm" svg:x="1.873cm" svg:y="0.186cm">
              <draw:object draw:notify-on-update-of-ranges="'Binaria-Recursiva'.A2:'Binaria-Recursiva'.A2 'Binaria-Recursiva'.A3:'Binaria-Recursiva'.A23 'Binaria-Recursiva'.B2:'Binaria-Recursiva'.B2 'Binaria-Recursiva'.B3:'Binaria-Recursiva'.B23 'Binaria-Recursiva'.C2:'Binaria-Recursiva'.C2 'Binaria-Recursiva'.C3:'Binaria-Recursiva'.C23 'Binaria-Recursiva'.D2:'Binaria-Recursiva'.D2 'Binaria-Recursiva'.D3:'Binaria-Recursiva'.D23 'Binaria-Recursiva'.E2:'Binaria-Recursiva'.E2 'Binaria-Recursiva'.E3:'Binaria-Recursiva'.E2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Prueba 1</text:p>
          </table:table-cell>
          <table:table-cell office:value-type="string" calcext:value-type="string">
            <text:p>Prueba 2</text:p>
          </table:table-cell>
          <table:table-cell office:value-type="string" calcext:value-type="string">
            <text:p>Prueba 3</text:p>
          </table:table-cell>
          <table:table-cell table:style-name="ce1" office:value-type="string" calcext:value-type="string">
            <text:p>Media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number-columns-repeated="6"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number-columns-repeated="6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1"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">
          <table:table-cell office:value-type="float" office:value="55000" calcext:value-type="float">
            <text:p>55000</text:p>
          </table:table-cell>
          <table:table-cell table:number-columns-repeated="6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number-columns-repeated="6"/>
        </table:table-row>
        <table:table-row table:style-name="ro1">
          <table:table-cell office:value-type="float" office:value="65000" calcext:value-type="float">
            <text:p>65000</text:p>
          </table:table-cell>
          <table:table-cell table:number-columns-repeated="6"/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">
          <table:table-cell office:value-type="float" office:value="75000" calcext:value-type="float">
            <text:p>75000</text:p>
          </table:table-cell>
          <table:table-cell table:number-columns-repeated="6"/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number-columns-repeated="6"/>
        </table:table-row>
        <table:table-row table:style-name="ro1">
          <table:table-cell office:value-type="float" office:value="85000" calcext:value-type="float">
            <text:p>85000</text:p>
          </table:table-cell>
          <table:table-cell table:number-columns-repeated="6"/>
        </table:table-row>
        <table:table-row table:style-name="ro1">
          <table:table-cell office:value-type="float" office:value="90000" calcext:value-type="float">
            <text:p>90000</text:p>
          </table:table-cell>
          <table:table-cell table:number-columns-repeated="6"/>
        </table:table-row>
        <table:table-row table:style-name="ro1">
          <table:table-cell office:value-type="float" office:value="95000" calcext:value-type="float">
            <text:p>95000</text:p>
          </table:table-cell>
          <table:table-cell table:number-columns-repeated="6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02T11:45:33.874000000</dc:date>
    <meta:editing-duration>PT3M4S</meta:editing-duration>
    <meta:editing-cycles>2</meta:editing-cycles>
    <meta:generator>LibreOffice/7.4.2.3$Windows_X86_64 LibreOffice_project/382eef1f22670f7f4118c8c2dd222ec7ad009daf</meta:generator>
    <meta:document-statistic meta:table-count="3" meta:cell-count="81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749cm" xlink:href=".." xlink:type="simple" chart:class="chart:line" chart:style-name="ch1">
        <chart:legend chart:legend-position="end" svg:x="13.278cm" svg:y="3.828cm" style:legend-expansion="high" chart:style-name="ch2"/>
        <chart:plot-area chart:style-name="ch3" table:cell-range-address="Lineal.A2:Lineal.E23" chart:data-source-has-labels="both" svg:x="0.596cm" svg:y="0.21cm" svg:width="12.355cm" svg:height="8.909cm">
          <chart:coordinate-region svg:x="1.262cm" svg:y="0.409cm" svg:width="11.549cm" svg:height="7.394cm"/>
          <chart:axis chart:dimension="x" chart:name="primary-x" chart:style-name="ch4" chartooo:axis-type="auto">
            <chartooo:date-scale/>
            <chart:title svg:x="5.446cm" svg:y="9.189cm" chart:style-name="ch5">
              <text:p>Tamaño del array</text:p>
            </chart:title>
            <chart:categories table:cell-range-address="Lineal.A3:Lineal.A23"/>
            <chart:grid chart:style-name="ch6" chart:class="major"/>
          </chart:axis>
          <chart:axis chart:dimension="y" chart:name="primary-y" chart:style-name="ch4">
            <chart:title svg:x="0cm" svg:y="5.581cm" chart:style-name="ch7">
              <text:p>Tiempo (ns)</text:p>
            </chart:title>
            <chart:grid chart:style-name="ch6" chart:class="major"/>
          </chart:axis>
          <chart:series chart:style-name="ch8" chart:values-cell-range-address="Lineal.B3:Lineal.B23" chart:label-cell-address="Lineal.B2:Lineal.B2" chart:class="chart:line">
            <chart:data-point chart:repeated="21"/>
          </chart:series>
          <chart:series chart:style-name="ch9" chart:values-cell-range-address="Lineal.C3:Lineal.C23" chart:label-cell-address="Lineal.C2:Lineal.C2" chart:class="chart:line">
            <chart:data-point chart:repeated="21"/>
          </chart:series>
          <chart:series chart:style-name="ch10" chart:values-cell-range-address="Lineal.D3:Lineal.D23" chart:label-cell-address="Lineal.D2:Lineal.D2" chart:class="chart:line">
            <chart:data-point chart:repeated="21"/>
          </chart:series>
          <chart:series chart:style-name="ch11" chart:values-cell-range-address="Lineal.E3:Lineal.E23" chart:label-cell-address="Lineal.E2:Lineal.E2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ueba 1</text:p>
                <draw:g>
                  <svg:desc>Lineal.B2:Lineal.B2</svg:desc>
                </draw:g>
              </table:table-cell>
              <table:table-cell office:value-type="string">
                <text:p>Prueba 2</text:p>
                <draw:g>
                  <svg:desc>Lineal.C2:Lineal.C2</svg:desc>
                </draw:g>
              </table:table-cell>
              <table:table-cell office:value-type="string">
                <text:p>Prueba 3</text:p>
                <draw:g>
                  <svg:desc>Lineal.D2:Lineal.D2</svg:desc>
                </draw:g>
              </table:table-cell>
              <table:table-cell office:value-type="string">
                <text:p>Media</text:p>
                <draw:g>
                  <svg:desc>Lineal.E2:Lineal.E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Lineal.A3:Lineal.A23</svg:desc>
                </draw:g>
              </table:table-cell>
              <table:table-cell office:value-type="float" office:value="NaN">
                <text:p>NaN</text:p>
                <draw:g>
                  <svg:desc>Lineal.B3:Lineal.B23</svg:desc>
                </draw:g>
              </table:table-cell>
              <table:table-cell office:value-type="float" office:value="NaN">
                <text:p>NaN</text:p>
                <draw:g>
                  <svg:desc>Lineal.C3:Lineal.C23</svg:desc>
                </draw:g>
              </table:table-cell>
              <table:table-cell office:value-type="float" office:value="NaN">
                <text:p>NaN</text:p>
                <draw:g>
                  <svg:desc>Lineal.D3:Lineal.D23</svg:desc>
                </draw:g>
              </table:table-cell>
              <table:table-cell office:value-type="float" office:value="NaN">
                <text:p>NaN</text:p>
                <draw:g>
                  <svg:desc>Lineal.E3:Lineal.E23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749cm" xlink:href=".." xlink:type="simple" chart:class="chart:line" chart:style-name="ch1">
        <chart:legend chart:legend-position="end" svg:x="13.278cm" svg:y="3.828cm" style:legend-expansion="high" chart:style-name="ch2"/>
        <chart:plot-area chart:style-name="ch3" table:cell-range-address="'Binaria-Iterativa'.A2:'Binaria-Iterativa'.E23" chart:data-source-has-labels="both" svg:x="0.596cm" svg:y="0.21cm" svg:width="12.355cm" svg:height="8.909cm">
          <chart:coordinate-region svg:x="1.262cm" svg:y="0.409cm" svg:width="11.549cm" svg:height="7.394cm"/>
          <chart:axis chart:dimension="x" chart:name="primary-x" chart:style-name="ch4" chartooo:axis-type="auto">
            <chartooo:date-scale/>
            <chart:title svg:x="5.446cm" svg:y="9.189cm" chart:style-name="ch5">
              <text:p>Tamaño del array</text:p>
            </chart:title>
            <chart:categories table:cell-range-address="'Binaria-Iterativa'.A3:'Binaria-Iterativa'.A23"/>
            <chart:grid chart:style-name="ch6" chart:class="major"/>
          </chart:axis>
          <chart:axis chart:dimension="y" chart:name="primary-y" chart:style-name="ch4">
            <chart:title svg:x="0cm" svg:y="5.581cm" chart:style-name="ch7">
              <text:p>Tiempo (ns)</text:p>
            </chart:title>
            <chart:grid chart:style-name="ch6" chart:class="major"/>
          </chart:axis>
          <chart:series chart:style-name="ch8" chart:values-cell-range-address="'Binaria-Iterativa'.B3:'Binaria-Iterativa'.B23" chart:label-cell-address="'Binaria-Iterativa'.B2:'Binaria-Iterativa'.B2" chart:class="chart:line">
            <chart:data-point chart:repeated="21"/>
          </chart:series>
          <chart:series chart:style-name="ch9" chart:values-cell-range-address="'Binaria-Iterativa'.C3:'Binaria-Iterativa'.C23" chart:label-cell-address="'Binaria-Iterativa'.C2:'Binaria-Iterativa'.C2" chart:class="chart:line">
            <chart:data-point chart:repeated="21"/>
          </chart:series>
          <chart:series chart:style-name="ch10" chart:values-cell-range-address="'Binaria-Iterativa'.D3:'Binaria-Iterativa'.D23" chart:label-cell-address="'Binaria-Iterativa'.D2:'Binaria-Iterativa'.D2" chart:class="chart:line">
            <chart:data-point chart:repeated="21"/>
          </chart:series>
          <chart:series chart:style-name="ch11" chart:values-cell-range-address="'Binaria-Iterativa'.E3:'Binaria-Iterativa'.E23" chart:label-cell-address="'Binaria-Iterativa'.E2:'Binaria-Iterativa'.E2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ueba 1</text:p>
                <draw:g>
                  <svg:desc>'Binaria-Iterativa'.B2:'Binaria-Iterativa'.B2</svg:desc>
                </draw:g>
              </table:table-cell>
              <table:table-cell office:value-type="string">
                <text:p>Prueba 2</text:p>
                <draw:g>
                  <svg:desc>'Binaria-Iterativa'.C2:'Binaria-Iterativa'.C2</svg:desc>
                </draw:g>
              </table:table-cell>
              <table:table-cell office:value-type="string">
                <text:p>Prueba 3</text:p>
                <draw:g>
                  <svg:desc>'Binaria-Iterativa'.D2:'Binaria-Iterativa'.D2</svg:desc>
                </draw:g>
              </table:table-cell>
              <table:table-cell office:value-type="string">
                <text:p>Media</text:p>
                <draw:g>
                  <svg:desc>'Binaria-Iterativa'.E2:'Binaria-Iterativa'.E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Binaria-Iterativa'.A3:'Binaria-Iterativa'.A23</svg:desc>
                </draw:g>
              </table:table-cell>
              <table:table-cell office:value-type="float" office:value="NaN">
                <text:p>NaN</text:p>
                <draw:g>
                  <svg:desc>'Binaria-Iterativa'.B3:'Binaria-Iterativa'.B23</svg:desc>
                </draw:g>
              </table:table-cell>
              <table:table-cell office:value-type="float" office:value="NaN">
                <text:p>NaN</text:p>
                <draw:g>
                  <svg:desc>'Binaria-Iterativa'.C3:'Binaria-Iterativa'.C23</svg:desc>
                </draw:g>
              </table:table-cell>
              <table:table-cell office:value-type="float" office:value="NaN">
                <text:p>NaN</text:p>
                <draw:g>
                  <svg:desc>'Binaria-Iterativa'.D3:'Binaria-Iterativa'.D23</svg:desc>
                </draw:g>
              </table:table-cell>
              <table:table-cell office:value-type="float" office:value="NaN">
                <text:p>NaN</text:p>
                <draw:g>
                  <svg:desc>'Binaria-Iterativa'.E3:'Binaria-Iterativa'.E23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749cm" xlink:href=".." xlink:type="simple" chart:class="chart:line" chart:style-name="ch1">
        <chart:legend chart:legend-position="end" svg:x="13.278cm" svg:y="3.828cm" style:legend-expansion="high" chart:style-name="ch2"/>
        <chart:plot-area chart:style-name="ch3" table:cell-range-address="'Binaria-Recursiva'.A2:'Binaria-Recursiva'.E23" chart:data-source-has-labels="both" svg:x="0.596cm" svg:y="0.21cm" svg:width="12.355cm" svg:height="8.909cm">
          <chart:coordinate-region svg:x="1.262cm" svg:y="0.409cm" svg:width="11.549cm" svg:height="7.394cm"/>
          <chart:axis chart:dimension="x" chart:name="primary-x" chart:style-name="ch4" chartooo:axis-type="auto">
            <chartooo:date-scale/>
            <chart:title svg:x="5.446cm" svg:y="9.189cm" chart:style-name="ch5">
              <text:p>Tamaño del array</text:p>
            </chart:title>
            <chart:categories table:cell-range-address="'Binaria-Recursiva'.A3:'Binaria-Recursiva'.A23"/>
            <chart:grid chart:style-name="ch6" chart:class="major"/>
          </chart:axis>
          <chart:axis chart:dimension="y" chart:name="primary-y" chart:style-name="ch4">
            <chart:title svg:x="0cm" svg:y="5.581cm" chart:style-name="ch7">
              <text:p>Tiempo (ns)</text:p>
            </chart:title>
            <chart:grid chart:style-name="ch6" chart:class="major"/>
          </chart:axis>
          <chart:series chart:style-name="ch8" chart:values-cell-range-address="'Binaria-Recursiva'.B3:'Binaria-Recursiva'.B23" chart:label-cell-address="'Binaria-Recursiva'.B2:'Binaria-Recursiva'.B2" chart:class="chart:line">
            <chart:data-point chart:repeated="21"/>
          </chart:series>
          <chart:series chart:style-name="ch9" chart:values-cell-range-address="'Binaria-Recursiva'.C3:'Binaria-Recursiva'.C23" chart:label-cell-address="'Binaria-Recursiva'.C2:'Binaria-Recursiva'.C2" chart:class="chart:line">
            <chart:data-point chart:repeated="21"/>
          </chart:series>
          <chart:series chart:style-name="ch10" chart:values-cell-range-address="'Binaria-Recursiva'.D3:'Binaria-Recursiva'.D23" chart:label-cell-address="'Binaria-Recursiva'.D2:'Binaria-Recursiva'.D2" chart:class="chart:line">
            <chart:data-point chart:repeated="21"/>
          </chart:series>
          <chart:series chart:style-name="ch11" chart:values-cell-range-address="'Binaria-Recursiva'.E3:'Binaria-Recursiva'.E23" chart:label-cell-address="'Binaria-Recursiva'.E2:'Binaria-Recursiva'.E2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ueba 1</text:p>
                <draw:g>
                  <svg:desc>'Binaria-Recursiva'.B2:'Binaria-Recursiva'.B2</svg:desc>
                </draw:g>
              </table:table-cell>
              <table:table-cell office:value-type="string">
                <text:p>Prueba 2</text:p>
                <draw:g>
                  <svg:desc>'Binaria-Recursiva'.C2:'Binaria-Recursiva'.C2</svg:desc>
                </draw:g>
              </table:table-cell>
              <table:table-cell office:value-type="string">
                <text:p>Prueba 3</text:p>
                <draw:g>
                  <svg:desc>'Binaria-Recursiva'.D2:'Binaria-Recursiva'.D2</svg:desc>
                </draw:g>
              </table:table-cell>
              <table:table-cell office:value-type="string">
                <text:p>Media</text:p>
                <draw:g>
                  <svg:desc>'Binaria-Recursiva'.E2:'Binaria-Recursiva'.E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Binaria-Recursiva'.A3:'Binaria-Recursiva'.A23</svg:desc>
                </draw:g>
              </table:table-cell>
              <table:table-cell office:value-type="float" office:value="NaN">
                <text:p>NaN</text:p>
                <draw:g>
                  <svg:desc>'Binaria-Recursiva'.B3:'Binaria-Recursiva'.B23</svg:desc>
                </draw:g>
              </table:table-cell>
              <table:table-cell office:value-type="float" office:value="NaN">
                <text:p>NaN</text:p>
                <draw:g>
                  <svg:desc>'Binaria-Recursiva'.C3:'Binaria-Recursiva'.C23</svg:desc>
                </draw:g>
              </table:table-cell>
              <table:table-cell office:value-type="float" office:value="NaN">
                <text:p>NaN</text:p>
                <draw:g>
                  <svg:desc>'Binaria-Recursiva'.D3:'Binaria-Recursiva'.D23</svg:desc>
                </draw:g>
              </table:table-cell>
              <table:table-cell office:value-type="float" office:value="NaN">
                <text:p>NaN</text:p>
                <draw:g>
                  <svg:desc>'Binaria-Recursiva'.E3:'Binaria-Recursiva'.E23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